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670000108900000DC8191C0B9D.svm"/>
  <manifest:file-entry manifest:media-type="" manifest:full-path="Pictures/200000FD00001B9000000F29ED5D0935.svm"/>
  <manifest:file-entry manifest:media-type="" manifest:full-path="Pictures/200000EB000027460000134BB4A0D5B0.svm"/>
  <manifest:file-entry manifest:media-type="" manifest:full-path="Pictures/200000670000134B00001089593B667F.svm"/>
  <manifest:file-entry manifest:media-type="" manifest:full-path="Pictures/2000007F0000134B00000DC830D7418B.svm"/>
  <manifest:file-entry manifest:media-type="" manifest:full-path="Pictures/200000790000211300000B069EAB4C91.svm"/>
  <manifest:file-entry manifest:media-type="" manifest:full-path="Pictures/2000007F0000160C000011EA27EDFC40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7f0174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7f289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8108e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827da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7db075" officeooo:paragraph-rsid="0082bd8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officeooo:paragraph-rsid="007f289c"/>
    </style:style>
    <style:style style:name="P10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7db075" officeooo:paragraph-rsid="007f289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7db075" officeooo:paragraph-rsid="0082bd8b" style:font-size-asian="12pt" style:font-style-asian="normal" style:font-weight-asian="normal" style:font-size-complex="12pt" style:font-style-complex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d479c"/>
    </style:style>
    <style:style style:name="T3" style:family="text">
      <style:text-properties officeooo:rsid="00787e49"/>
    </style:style>
    <style:style style:name="T4" style:family="text">
      <style:text-properties officeooo:rsid="007f0174"/>
    </style:style>
    <style:style style:name="T5" style:family="text">
      <style:text-properties style:text-position="sub 58%" officeooo:rsid="007f0174"/>
    </style:style>
    <style:style style:name="T6" style:family="text">
      <style:text-properties style:text-position="sub 58%" officeooo:rsid="007f289c"/>
    </style:style>
    <style:style style:name="T7" style:family="text">
      <style:text-properties style:text-position="sub 58%" officeooo:rsid="008108e3"/>
    </style:style>
    <style:style style:name="T8" style:family="text">
      <style:text-properties style:text-position="sub 58%" officeooo:rsid="00827da4"/>
    </style:style>
    <style:style style:name="T9" style:family="text">
      <style:text-properties style:text-position="sub 58%" officeooo:rsid="0082bd8b"/>
    </style:style>
    <style:style style:name="T10" style:family="text">
      <style:text-properties style:use-window-font-color="true" style:text-position="0% 100%" fo:font-size="12pt" fo:font-style="normal" style:text-underline-style="none" fo:font-weight="normal" officeooo:rsid="007db075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use-window-font-color="true" style:text-position="0% 100%" fo:font-size="12pt" fo:font-style="normal" style:text-underline-style="none" fo:font-weight="normal" officeooo:rsid="007f289c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style:text-position="sub 58%" fo:font-size="12pt" fo:font-style="normal" style:text-underline-style="none" fo:font-weight="normal" officeooo:rsid="007f289c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7f289c"/>
    </style:style>
    <style:style style:name="T14" style:family="text">
      <style:text-properties officeooo:rsid="008108e3"/>
    </style:style>
    <style:style style:name="T15" style:family="text">
      <style:text-properties officeooo:rsid="00827da4"/>
    </style:style>
    <style:style style:name="T16" style:family="text">
      <style:text-properties officeooo:rsid="0082bd8b"/>
    </style:style>
    <style:style style:name="T17" style:family="text">
      <style:text-properties officeooo:rsid="00840a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style:style style:name="gr1" style:family="graphic">
      <style:graphic-properties svg:stroke-width="0.019cm" draw:fill="none" draw:textarea-vertical-align="middle" draw:auto-grow-height="false" fo:min-height="1.321cm" fo:min-width="0.8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20<text:span text:style-name="T2">11</text:span>-(<text:span text:style-name="T2">04</text:span>)<text:span text:style-name="T1">apr</text:span>-<text:span text:style-name="T3">13</text:span>: dag <text:span text:style-name="T3">10</text:span></text:h>
      <text:p text:style-name="P2"/>
      <text:p text:style-name="P4"><text:span text:style-name="T4">OP-förstärkare</text:span></text:p>
      <text:p text:style-name="P4"><text:span text:style-name="T4"/></text:p>
      <text:p text:style-name="P4"><text:span text:style-name="T4">Förhöjer spänningen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⁅U4.6⁆</text:span></text:p>
      <text:p text:style-name="P4"><text:span text:style-name="T4"/></text:p>
      <text:p text:style-name="P4"><text:span text:style-name="T4"><text:tab/>a)<text:tab/>Inverterande</text:span></text:p>
      <text:p text:style-name="P4"><text:span text:style-name="T4"/></text:p>
      <text:p text:style-name="P4"><draw:frame draw:style-name="fr1" draw:name="graphics1" text:anchor-type="paragraph" svg:x="2.321cm" svg:y="0.018cm" svg:width="5.644cm" svg:height="4.586cm" draw:z-index="0"><draw:image xlink:href="Pictures/2000007F0000160C000011EA27EDFC40.svm" xlink:type="simple" xlink:show="embed" xlink:actuate="onLoad"/></draw:frame><text:span text:style-name="T4"><text:tab/>b)</text:span></text:p>
      <text:p text:style-name="P4"><text:span text:style-name="T4"><text:tab/><text:tab/><text:tab/><text:tab/><text:tab/><text:tab/><text:tab/>F</text:span><text:span text:style-name="T5">S, inv</text:span><text:span text:style-name="T4"> = − </text:span><text:span text:style-name="T4"><draw:frame draw:style-name="fr2" draw:name="Object1" text:anchor-type="as-char" svg:width="0.584cm" svg:height="1.185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><text:span text:style-name="T4"/></text:p>
      <text:p text:style-name="P4"><text:span text:style-name="T4"><text:tab/><text:tab/><text:tab/><text:tab/><text:tab/><text:tab/><text:tab/>F</text:span><text:span text:style-name="T5">S, sign</text:span><text:span text:style-name="T4"> = − </text:span><text:span text:style-name="T4"><draw:frame draw:style-name="fr2" draw:name="Object2" text:anchor-type="as-char" svg:width="1.732cm" svg:height="1.18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"><text:span text:style-name="T4"/></text:p>
      <text:p text:style-name="P4"><text:span text:style-name="T4"><text:tab/><text:tab/><text:tab/><text:tab/><text:tab/><text:tab/><text:tab/>F</text:span><text:span text:style-name="T5">S</text:span><text:span text:style-name="T4"> = − </text:span><text:span text:style-name="T4"><draw:frame draw:style-name="fr2" draw:name="Object3" text:anchor-type="as-char" svg:width="2.325cm" svg:height="1.10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 = −100</text:span></text:p>
      <text:p text:style-name="P4"><text:span text:style-name="T4"/></text:p>
      <text:p text:style-name="P4"><text:span text:style-name="T4"><text:tab/><text:tab/>U</text:span><text:span text:style-name="T5">in</text:span><text:span text:style-name="T4"> = 10 mV</text:span></text:p>
      <text:p text:style-name="P4"><text:span text:style-name="T4"/></text:p>
      <text:p text:style-name="P4"><text:span text:style-name="T4"><text:tab/><text:tab/>U</text:span><text:span text:style-name="T5">ut</text:span><text:span text:style-name="T4"> = F</text:span><text:span text:style-name="T5">S</text:span><text:span text:style-name="T4"> ⋅ U</text:span><text:span text:style-name="T5">in</text:span><text:span text:style-name="T4"> = −100 ⋅ 0,01 = −1 V</text:span></text:p>
      <text:p text:style-name="P4"><text:span text:style-name="T4"/></text:p>
      <text:p text:style-name="P4"><text:span text:style-name="T4"/></text:p>
      <text:p text:style-name="P4"><text:span text:style-name="T4"><text:tab/><text:tab/>Brus brukar ligga på några millivolt, så man</text:span></text:p>
      <text:p text:style-name="P4"><text:span text:style-name="T4"><text:tab/><text:tab/>måste se till att inte få in brus i förstärkaren.</text:span></text:p>
      <text:p text:style-name="P4"><text:span text:style-name="T4"/></text:p>
      <text:p text:style-name="P4"><text:span text:style-name="T4"/></text:p>
      <text:p text:style-name="P4"><text:span text:style-name="T4"><text:tab/><text:tab/>F</text:span><text:span text:style-name="T5">S</text:span><text:span text:style-name="T4"> <text:tab/>U</text:span><text:span text:style-name="T5">−</text:span><text:span text:style-name="T4"> ≈ U</text:span><text:span text:style-name="T5">+</text:span><text:span text:style-name="T4"><text:tab/>“oändlig” resistans mellan U</text:span><text:span text:style-name="T5">−</text:span><text:span text:style-name="T4"> och U</text:span><text:span text:style-name="T5">+</text:span></text:p>
      <text:p text:style-name="P4"><text:span text:style-name="T4"/></text:p>
      <text:p text:style-name="P4"><text:span text:style-name="T4"/></text:p>
      <text:p text:style-name="P4"><draw:frame draw:style-name="fr1" draw:name="graphics2" text:anchor-type="paragraph" svg:x="2.489cm" svg:y="0cm" svg:width="7.056cm" svg:height="3.881cm" draw:z-index="4"><draw:image xlink:href="Pictures/200000FD00001B9000000F29ED5D0935.svm" xlink:type="simple" xlink:show="embed" xlink:actuate="onLoad"/></draw:frame><text:span text:style-name="T4"/></text:p>
      <text:p text:style-name="P4"><text:span text:style-name="T4"/></text:p>
      <text:p text:style-name="P10"><draw:custom-shape text:anchor-type="paragraph" draw:z-index="5" draw:style-name="gr1" draw:text-style-name="P12" svg:width="0.239cm" svg:height="1.059cm" svg:x="2.563cm" svg:y="0.41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5"><text:span text:style-name="T13"><text:tab/><text:tab/> <text:s/>U</text:span><text:span text:style-name="T6">in</text:span><text:span text:style-name="T13"> − R</text:span><text:span text:style-name="T6">F</text:span><text:span text:style-name="T13"> ⋅ I − U</text:span><text:span text:style-name="T6">−</text:span><text:span text:style-name="T13"> = 0</text:span></text:p>
      <text:p text:style-name="P5"><text:span text:style-name="T13"><text:tab/><text:tab/> <text:s/>U</text:span><text:span text:style-name="T6">−</text:span><text:span text:style-name="T13"> − R</text:span><text:span text:style-name="T6">Å</text:span><text:span text:style-name="T13"> − I − U</text:span><text:span text:style-name="T6">ut</text:span><text:span text:style-name="T13"> = 0</text:span></text:p>
      <text:p text:style-name="P5"><text:span text:style-name="T13"/></text:p>
      <text:p text:style-name="P5"><text:span text:style-name="T13"><text:tab/><text:tab/><text:tab/>⇓</text:span></text:p>
      <text:p text:style-name="P5"><text:span text:style-name="T13"/></text:p>
      <text:p text:style-name="P5"><text:span text:style-name="T13"><text:tab/><text:tab/> <text:s text:c="2"/>{U</text:span><text:span text:style-name="T6">−</text:span><text:span text:style-name="T13"> = 0}</text:span></text:p>
      <text:p text:style-name="P5"><text:span text:style-name="T13"/></text:p>
      <text:p text:style-name="P5"><text:span text:style-name="T13"><text:tab/><text:tab/><text:tab/>⇓</text:span></text:p>
      <text:p text:style-name="P5"><draw:custom-shape text:anchor-type="paragraph" draw:z-index="6" draw:style-name="gr1" draw:text-style-name="P12" svg:width="0.239cm" svg:height="1.059cm" svg:x="2.563cm" svg:y="0.41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3"/></text:p>
      <text:p text:style-name="P5"><text:span text:style-name="T13"><text:tab/><text:tab/> <text:s/>U</text:span><text:span text:style-name="T6">in</text:span><text:span text:style-name="T13"> − R</text:span><text:span text:style-name="T6">F</text:span><text:span text:style-name="T13"> ⋅ I = 0</text:span></text:p>
      <text:p text:style-name="P5"><text:span text:style-name="T13"><text:tab/><text:tab/> <text:s/>−R</text:span><text:span text:style-name="T6">Å</text:span><text:span text:style-name="T13"> − I − U</text:span><text:span text:style-name="T6">ut</text:span><text:span text:style-name="T13"> = 0</text:span></text:p>
      <text:p text:style-name="P5"><text:span text:style-name="T13"/></text:p>
      <text:p text:style-name="P5"><text:span text:style-name="T13"><text:tab/><text:tab/><text:tab/>⇓</text:span></text:p>
      <text:p text:style-name="P5"><draw:custom-shape text:anchor-type="paragraph" draw:z-index="9" draw:style-name="gr1" draw:text-style-name="P12" svg:width="0.239cm" svg:height="2.479cm" svg:x="2.563cm" svg:y="0.41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3"/></text:p>
      <text:p text:style-name="P5"><text:span text:style-name="T13"><text:tab/><text:tab/> </text:span><text:span text:style-name="T13"><draw:frame draw:style-name="fr3" draw:name="Object4" text:anchor-type="as-char" svg:width="1.325cm" svg:height="1.185cm" draw:z-index="7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"><text:span text:style-name="T13"/></text:p>
      <text:p text:style-name="P5"><text:span text:style-name="T13"><text:tab/><text:tab/> </text:span><text:span text:style-name="T13"><draw:frame draw:style-name="fr3" draw:name="Object5" text:anchor-type="as-char" svg:width="2.662cm" svg:height="0.561cm" draw:z-index="8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"><text:span text:style-name="T13"/></text:p>
      <text:p text:style-name="P5"><text:span text:style-name="T13"><text:tab/><text:tab/><text:tab/>⇓</text:span></text:p>
      <text:p text:style-name="P5"><text:span text:style-name="T13"/></text:p>
      <text:p text:style-name="P5"><text:span text:style-name="T13"><text:tab/><text:tab/></text:span><text:span text:style-name="T13"><draw:frame draw:style-name="fr2" draw:name="Object6" text:anchor-type="as-char" svg:width="3.21cm" svg:height="1.187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5"><text:span text:style-name="T13"/></text:p>
      <text:p text:style-name="P5"><text:span text:style-name="T13"/></text:p>
      <text:p text:style-name="P5"><text:span text:style-name="T13"/></text:p>
      <text:p text:style-name="P5"><text:span text:style-name="T13"><text:tab/>c)<text:tab/>I</text:span><text:span text:style-name="T6">CN</text:span><text:span text:style-name="T13"> = 5 mA =<text:tab/>Max ström ut för att OP-förstärkaren</text:span></text:p>
      <text:p text:style-name="P5"><text:span text:style-name="T13"><text:tab/><text:tab/><text:tab/><text:tab/><text:tab/>skall arbeta inom det linjära området.</text:span></text:p>
      <text:p text:style-name="P5"><text:span text:style-name="T13"/></text:p>
      <text:p text:style-name="P5"><text:span text:style-name="T13"><text:tab/><text:tab/></text:span><text:span text:style-name="T13"><draw:frame draw:style-name="fr2" draw:name="Object7" text:anchor-type="as-char" svg:width="4.521cm" svg:height="1.05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9"><text:span text:style-name="T10"/></text:p>
      <text:p text:style-name="P9"><text:span text:style-name="T11"><text:tab/><text:tab/>∴ R</text:span><text:span text:style-name="T12">L</text:span><text:span text:style-name="T11"> ≥ 200 Ω</text:span></text:p>
      <text:p text:style-name="P9"><text:span text:style-name="T11"/></text:p>
      <text:p text:style-name="P9"><text:span text:style-name="T11"/></text:p>
      <text:p text:style-name="P5"><text:span text:style-name="T4">⁅U4</text:span><text:span text:style-name="T13">.</text:span><text:span text:style-name="T14">9</text:span><text:span text:style-name="T4">⁆</text:span></text:p>
      <text:p text:style-name="P5"><text:span text:style-name="T4"/></text:p>
      <text:p text:style-name="P5"><text:span text:style-name="T13"><text:tab/>Icke-inverterande<text:tab/><text:tab/>räkna själv</text:span></text:p>
      <text:p text:style-name="P5"><text:span text:style-name="T13"/></text:p>
      <text:p text:style-name="P5"><text:span text:style-name="T13"/></text:p>
      <text:p text:style-name="P5"><text:span text:style-name="T13"><text:tab/>Efter:</text:span></text:p>
      <text:p text:style-name="P5"><text:span text:style-name="T13"><text:tab/><text:tab/>R</text:span><text:span text:style-name="T6">F</text:span><text:span text:style-name="T13"> = 1 kΩ</text:span><text:span text:style-name="T14"><text:tab/><text:tab/>11 V<text:tab/><text:tab/>F</text:span><text:span text:style-name="T7">S</text:span><text:span text:style-name="T14"> = 11</text:span></text:p>
      <text:p text:style-name="P5"><text:span text:style-name="T13"><text:tab/><text:tab/>R</text:span><text:span text:style-name="T6">F</text:span><text:span text:style-name="T13"> = 100 Ω</text:span><text:span text:style-name="T14"><text:tab/><text:tab/>101 V<text:tab/><text:tab/>F</text:span><text:span text:style-name="T7">S</text:span><text:span text:style-name="T14"> = 101</text:span></text:p>
      <text:p text:style-name="P10"><text:span text:style-name="T4">⁅U4</text:span><text:span text:style-name="T13">.</text:span><text:span text:style-name="T14">12</text:span><text:span text:style-name="T4">⁆</text:span></text:p>
      <text:p text:style-name="P6"><text:span text:style-name="T14"><text:tab/><text:tab/><text:tab/>Lika stora resistanser</text:span></text:p>
      <text:p text:style-name="P6"><draw:frame draw:style-name="fr1" draw:name="graphics3" text:anchor-type="paragraph" svg:x="1.228cm" svg:y="0.115cm" svg:width="10.054cm" svg:height="4.939cm" draw:z-index="12"><draw:image xlink:href="Pictures/200000EB000027460000134BB4A0D5B0.svm" xlink:type="simple" xlink:show="embed" xlink:actuate="onLoad"/></draw:frame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><text:tab/>a)</text:span></text:p>
      <text:p text:style-name="P6"><text:span text:style-name="T14"><text:tab/><text:tab/>Differenskoppling</text:span></text:p>
      <text:p text:style-name="P6"><text:span text:style-name="T14"/></text:p>
      <text:p text:style-name="P6"><text:span text:style-name="T14"/></text:p>
      <text:p text:style-name="P6"><text:span text:style-name="T14"><text:tab/>b)</text:span></text:p>
      <text:p text:style-name="P6"><draw:frame draw:style-name="fr1" draw:name="graphics4" text:anchor-type="paragraph" svg:x="2.498cm" svg:y="0.044cm" svg:width="4.233cm" svg:height="3.528cm" draw:z-index="13"><draw:image xlink:href="Pictures/200000670000108900000DC8191C0B9D.svm" xlink:type="simple" xlink:show="embed" xlink:actuate="onLoad"/></draw:frame><text:span text:style-name="T14"><text:tab/><text:tab/></text:span><text:span text:style-name="T15"><text:tab/><text:tab/><text:tab/><text:tab/>U</text:span><text:span text:style-name="T8">C</text:span><text:span text:style-name="T15"> = − </text:span><text:span text:style-name="T15"><draw:frame draw:style-name="fr2" draw:name="Object8" text:anchor-type="as-char" svg:width="0.39cm" svg:height="1.044cm" draw:z-index="14"><draw:object xlink:href="./Object 8" xlink:type="simple" xlink:show="embed" xlink:actuate="onLoad"/><draw:image xlink:href="./ObjectReplacements/Object 8" xlink:type="simple" xlink:show="embed" xlink:actuate="onLoad"/></draw:frame></text:span><text:span text:style-name="T15"> (2 − 0) = −2 V</text:span></text:p>
      <text:p text:style-name="P7"><text:span text:style-name="T15"><text:tab/><text:tab/></text:span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><text:tab/>c)</text:span></text:p>
      <text:p text:style-name="P7"><draw:frame draw:style-name="fr1" draw:name="graphics6" text:anchor-type="paragraph" svg:x="8.715cm" svg:y="0cm" svg:width="8.467cm" svg:height="2.822cm" draw:z-index="16"><draw:image xlink:href="Pictures/200000790000211300000B069EAB4C91.svm" xlink:type="simple" xlink:show="embed" xlink:actuate="onLoad"/></draw:frame><draw:frame draw:style-name="fr1" draw:name="graphics5" text:anchor-type="paragraph" svg:x="2.462cm" svg:y="0cm" svg:width="4.939cm" svg:height="4.233cm" draw:z-index="15"><draw:image xlink:href="Pictures/200000670000134B00001089593B667F.svm" xlink:type="simple" xlink:show="embed" xlink:actuate="onLoad"/></draw:frame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8"><text:span text:style-name="T16"><text:tab/><text:tab/><text:tab/><text:tab/><text:tab/><text:tab/><text:tab/>Övergår till att bli icke-inverterare.</text:span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><text:tab/><text:tab/>1 + </text:span><text:span text:style-name="T16"><draw:frame draw:style-name="fr2" draw:name="Object9" text:anchor-type="as-char" svg:width="0.584cm" svg:height="1.185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16"><text:tab/><text:tab/><text:tab/>U</text:span><text:span text:style-name="T9">C</text:span><text:span text:style-name="T16"> = −</text:span><text:span text:style-name="T16"><draw:frame draw:style-name="fr3" draw:name="Object10" text:anchor-type="as-char" svg:width="0.39cm" svg:height="1.044cm" draw:z-index="18"><draw:object xlink:href="./Object 10" xlink:type="simple" xlink:show="embed" xlink:actuate="onLoad"/><draw:image xlink:href="./ObjectReplacements/Object 10" xlink:type="simple" xlink:show="embed" xlink:actuate="onLoad"/></draw:frame></text:span><text:span text:style-name="T16">(0 − 3) = 3 V</text:span></text:p>
      <text:p text:style-name="P8"><text:span text:style-name="T16"/></text:p>
      <text:p text:style-name="P11"><text:span text:style-name="T16"><text:tab/>d)</text:span></text:p>
      <text:p text:style-name="P8"><text:span text:style-name="T16"><text:tab/><text:tab/></text:span></text:p>
      <text:p text:style-name="P8"><draw:frame draw:style-name="fr1" draw:name="graphics7" text:anchor-type="paragraph" svg:x="2.542cm" svg:y="0cm" svg:width="4.939cm" svg:height="3.528cm" draw:z-index="19"><draw:image xlink:href="Pictures/2000007F0000134B00000DC830D7418B.svm" xlink:type="simple" xlink:show="embed" xlink:actuate="onLoad"/></draw:frame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/></text:p>
      <text:p text:style-name="P8"><text:span text:style-name="T16"><text:tab/><text:tab/>U</text:span><text:span text:style-name="T9">C</text:span><text:span text:style-name="T16"> = − </text:span><text:span text:style-name="T16"><draw:frame draw:style-name="fr2" draw:name="Object12" text:anchor-type="as-char" svg:width="0.39cm" svg:height="1.044cm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6"> (U</text:span><text:span text:style-name="T9">1</text:span><text:span text:style-name="T16"> − U</text:span><text:span text:style-name="T9">2</text:span><text:span text:style-name="T16">) = − </text:span><text:span text:style-name="T16"><draw:frame draw:style-name="fr2" draw:name="Object11" text:anchor-type="as-char" svg:width="0.39cm" svg:height="1.044cm" draw:z-index="2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6"> ((2</text:span><text:span text:style-name="T17"> </text:span><text:span text:style-name="T16">+ 3) − 3) = −2 V</text:span></text:p>
      <text:p text:style-name="P8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22T22:33:35</dc:date>
    <dc:creator>Mattias </dc:creator>
    <meta:editing-duration>PT33H27M20S</meta:editing-duration>
    <meta:editing-cycles>77</meta:editing-cycles>
    <meta:generator>OpenOffice.org/3.2$Unix OpenOffice.org_project/320m19$Build-9505</meta:generator>
    <meta:document-statistic meta:table-count="0" meta:image-count="7" meta:object-count="12" meta:page-count="4" meta:paragraph-count="48" meta:word-count="212" meta:character-count="902"/>
  </office:meta>
</office:document-meta>
</file>

<file path=Object 1/content.xml><?xml version="1.0" encoding="utf-8"?>
<math xmlns="http://www.w3.org/1998/Math/MathML">
  <semantics>
    <mfrac>
      <msub>
        <mi mathvariant="normal">R</mi>
        <mi mathvariant="normal">Å</mi>
      </msub>
      <msub>
        <mi mathvariant="normal">R</mi>
        <mi mathvariant="normal">F</mi>
      </msub>
    </mfrac>
    <annotation encoding="StarMath 5.0">{R_Å} over {R_F}</annotation>
  </semantics>
</math>
</file>

<file path=Object 10/content.xml><?xml version="1.0" encoding="utf-8"?>
<math xmlns="http://www.w3.org/1998/Math/MathML">
  <semantics>
    <mfrac>
      <mi mathvariant="normal">R</mi>
      <mi mathvariant="normal">R</mi>
    </mfrac>
    <annotation encoding="StarMath 5.0">R over R</annotation>
  </semantics>
</math>
</file>

<file path=Object 11/content.xml><?xml version="1.0" encoding="utf-8"?>
<math xmlns="http://www.w3.org/1998/Math/MathML">
  <semantics>
    <mfrac>
      <mi mathvariant="normal">R</mi>
      <mi mathvariant="normal">R</mi>
    </mfrac>
    <annotation encoding="StarMath 5.0">R over R</annotation>
  </semantics>
</math>
</file>

<file path=Object 12/content.xml><?xml version="1.0" encoding="utf-8"?>
<math xmlns="http://www.w3.org/1998/Math/MathML">
  <semantics>
    <mfrac>
      <mi mathvariant="normal">R</mi>
      <mi mathvariant="normal">R</mi>
    </mfrac>
    <annotation encoding="StarMath 5.0">R over R</annotation>
  </semantics>
</math>
</file>

<file path=Object 2/content.xml><?xml version="1.0" encoding="utf-8"?>
<math xmlns="http://www.w3.org/1998/Math/MathML">
  <semantics>
    <mfrac>
      <msub>
        <mi mathvariant="normal">R</mi>
        <mi mathvariant="normal">Å</mi>
      </msub>
      <mrow>
        <msub>
          <mi mathvariant="normal">R</mi>
          <mi mathvariant="normal">K</mi>
        </msub>
        <mtext> + </mtext>
        <msub>
          <mi mathvariant="normal">R</mi>
          <mi mathvariant="normal">F</mi>
        </msub>
      </mrow>
    </mfrac>
    <annotation encoding="StarMath 5.0">{R_Å} over {R_K " + " R_F}</annotation>
  </semantics>
</math>
</file>

<file path=Object 3/content.xml><?xml version="1.0" encoding="utf-8"?>
<math xmlns="http://www.w3.org/1998/Math/MathML">
  <semantics>
    <mfrac>
      <msup>
        <mn>10</mn>
        <mn>5</mn>
      </msup>
      <mtext>100 + 900</mtext>
    </mfrac>
    <annotation encoding="StarMath 5.0">{10^5} over "100 + 900"</annotation>
  </semantics>
</math>
</file>

<file path=Object 4/content.xml><?xml version="1.0" encoding="utf-8"?>
<math xmlns="http://www.w3.org/1998/Math/MathML">
  <semantics>
    <mrow>
      <mtext>I = </mtext>
      <mfrac>
        <msub>
          <mi mathvariant="normal">U</mi>
        </msub>
        <msub>
          <mi mathvariant="normal">R</mi>
          <mi mathvariant="normal">F</mi>
        </msub>
      </mfrac>
    </mrow>
    <annotation encoding="StarMath 5.0">"I = " {U_in} over {R_F}</annotation>
  </semantics>
</math>
</file>

<file path=Object 5/content.xml><?xml version="1.0" encoding="utf-8"?>
<math xmlns="http://www.w3.org/1998/Math/MathML">
  <semantics>
    <mrow>
      <msub>
        <mi mathvariant="normal">U</mi>
        <mi>ut</mi>
      </msub>
      <msub>
        <mtext> = −R</mtext>
        <mi mathvariant="normal">Å</mi>
      </msub>
      <mtext> ⋅ I</mtext>
    </mrow>
    <annotation encoding="StarMath 5.0">U_ut " = −R"_Å " ⋅ I"</annotation>
  </semantics>
</math>
</file>

<file path=Object 6/content.xml><?xml version="1.0" encoding="utf-8"?>
<math xmlns="http://www.w3.org/1998/Math/MathML">
  <semantics>
    <mrow>
      <msub>
        <mi mathvariant="normal">U</mi>
        <mi>ut</mi>
      </msub>
      <msub>
        <mtext> = −R</mtext>
        <mi mathvariant="normal">Å</mi>
      </msub>
      <mtext> ⋅ </mtext>
      <mfrac>
        <msub>
          <mi mathvariant="normal">U</mi>
          <mtext>in</mtext>
        </msub>
        <msub>
          <mi mathvariant="normal">R</mi>
          <mi mathvariant="normal">F</mi>
        </msub>
      </mfrac>
    </mrow>
    <annotation encoding="StarMath 5.0">U_ut " = −R"_Å " ⋅ " {U_"in"} over {R_F}</annotation>
  </semantics>
</math>
</file>

<file path=Object 7/content.xml><?xml version="1.0" encoding="utf-8"?>
<math xmlns="http://www.w3.org/1998/Math/MathML">
  <semantics>
    <mrow>
      <msub>
        <mi mathvariant="normal">R</mi>
        <mi mathvariant="normal">L</mi>
      </msub>
      <mtext> = </mtext>
      <mfenced open="∣" close="∣">
        <mfrac>
          <mtext>−1 V</mtext>
          <mtext>0,005</mtext>
        </mfrac>
      </mfenced>
      <mtext> = 200 Ω</mtext>
    </mrow>
    <annotation encoding="StarMath 5.0">R_L " = " abs{"−1 V" over "0,005"} " = 200 Ω"</annotation>
  </semantics>
</math>
</file>

<file path=Object 8/content.xml><?xml version="1.0" encoding="utf-8"?>
<math xmlns="http://www.w3.org/1998/Math/MathML">
  <semantics>
    <mfrac>
      <mi mathvariant="normal">R</mi>
      <mi mathvariant="normal">R</mi>
    </mfrac>
    <annotation encoding="StarMath 5.0">R over R</annotation>
  </semantics>
</math>
</file>

<file path=Object 9/content.xml><?xml version="1.0" encoding="utf-8"?>
<math xmlns="http://www.w3.org/1998/Math/MathML">
  <semantics>
    <mfrac>
      <msub>
        <mi mathvariant="normal">R</mi>
        <mi mathvariant="normal">Å</mi>
      </msub>
      <msub>
        <mi mathvariant="normal">R</mi>
        <mi mathvariant="normal">F</mi>
      </msub>
    </mfrac>
    <annotation encoding="StarMath 5.0">R_Å over R_F</annotation>
  </semantics>
</math>
</file>